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tracked-changes text:track-changes="false">
        <text:changed-region xml:id="ct24081760" text:id="ct24081760">
          <text:insertion>
            <office:change-info>
              <dc:creator>Doug Horner</dc:creator>
              <dc:date>2022-05-23T20:30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><text:a xlink:type="simple" xlink:href="https://github.com/mieweb/WikiGDriveTest" text:style-name="ListLabel_20_1" text:visited-style-name="ListLabel_20_1"><text:span text:style-name="T1">https://github.com/mieweb/WikiGDriveTest</text:span></text:a></text:p>
      <text:p text:style-name="Standard"/>
      <text:p text:style-name="Standard"/>
      <text:p text:style-name="Standard">This is a readme</text:p>
      <text:p text:style-name="Standard"/>
      <text:p text:style-name="Subtitle"><text:bookmark text:name="_qxhrn6gvsilq"/></text:p>
      <text:p text:style-name="Subtitle"><text:bookmark text:name="_xmnnymw0wak4"/>Code block</text:p>
      <text:p text:style-name="Subtitle"><text:bookmark text:name="_hn7exqhppwje"/></text:p>
      <text:p text:style-name="Subtitle"><text:bookmark text:name="_pbknfi8jmkko"/>testing</text:p>
      <text:p text:style-name="Standard"/>
      <text:p text:style-name="Standard"/>
      <text:p text:style-name="Standard">This is a change</text:p>
      <text:p text:style-name="Standard"/>
      <text:p text:style-name="Standard"/>
      <text:p text:style-name="Standard"/>
      <text:p text:style-name="Standard">This is page one</text:p>
      <text:p text:style-name="Standard"/>
      <text:p text:style-name="Standard"/>
      <text:p text:style-name="Standard">This is link to the <text:s/><text:a xlink:type="simple" xlink:href="https://docs.google.com/document/d/1O9wKbDsMhFCUG207rHq_PvdmflsuYQMzcWbnuq4Sq_U/edit?usp=sharing" text:style-name="ListLabel_20_2" text:visited-style-name="ListLabel_20_2"><text:span text:style-name="T2">Embedded Diagram Example</text:span></text:a> document.</text:p>
      <text:p text:style-name="Standard"/>
      <text:p text:style-name="Standard"/>
      <text:p text:style-name="Standard"/>
      <text:p text:style-name="Standard"><text:soft-page-break/>This is a link to internal <text:a xlink:type="simple" xlink:href="https://docs.google.com/document/d/11FpspHmC7WbPP_oO5q3VbvwbNEv0Yx41LndH95ECF-w/edit#" text:style-name="ListLabel_20_1" text:visited-style-name="ListLabel_20_1"><text:span text:style-name="T1">documentation</text:span></text:a>.</text:p>
      <text:p text:style-name="Standard"/>
      <text:p text:style-name="Standard">This is a change.<text:change-start text:change-id="ct24081760"/></text:p>
      <text:p text:style-name="Standard"/>
      <text:p text:style-name="Standard">This is a suggested change.<text:change-end text:change-id="ct24081760"/></text:p>
      <text:p text:style-name="Standard"/>
      <text:p text:style-name="Standard"/>
      <text:p text:style-name="Standard"/>
      <text:p text:style-name="Standard"/>
      <text:p text:style-name="Standard"/>
      <text:p text:style-name="Standard">Another <text:s/>change</text:p>
      <text:p text:style-name="Standard"/>
      <text:p text:style-name="Standard">Alice test</text:p>
      <text:p text:style-name="Standard">Alice test 2</text:p>
      <text:p text:style-name="Standard"/>
      <text:p text:style-name="Standard">Testing by Bridg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page two in pageless m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ee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15" meta:word-count="58" meta:character-count="333" meta:non-whitespace-character-count="288"/>
    <meta:generator>LibreOfficeDev/6.0.5.2$Linux_X86_64 LibreOffice_project/</meta:generator>
  </office:meta>
</office:document-meta>
</file>